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40000003F3D9B3E58.png"/>
  <manifest:file-entry manifest:media-type="image/png" manifest:full-path="Pictures/100002010000020000000200F4AFE758.png"/>
  <manifest:file-entry manifest:media-type="image/png" manifest:full-path="Pictures/100002010000020000000200CEEDDA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dash" draw:stroke-dash="Fine_20_Dashed_20__28_var_29_" draw:fill="gradient" draw:fill-gradient-name="Cyan_20_Gradient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5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dash" draw:stroke-dash="Ultrafine_20_2_20_Dots_20_3_20_Dashes" svg:stroke-width="0.106cm" draw:marker-start-width="0.359cm" draw:marker-end-width="0.359cm" draw:fill="solid" draw:fill-color="#ddddd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Fine_20_Dotted" svg:stroke-width="0.106cm" draw:marker-start-width="0.359cm" draw:marker-end-width="0.359cm" draw:fill="solid" draw:fill-color="#66ccff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dash" draw:stroke-dash="Fine_20_Dotted" svg:stroke-width="0.106cm" draw:marker-start-width="0.359cm" draw:marker-end-width="0.359cm" draw:fill="solid" draw:fill-color="#99ffff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81cm" svg:stroke-color="#999999" draw:marker-start="Diamon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2.211cm"/>
    </style:style>
    <style:style style:name="gr12" style:family="graphic" style:parent-style-name="objectwithoutfill">
      <style:graphic-properties svg:stroke-color="#666666" draw:marker-start="Square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family="'Bahnschrift Light SemiCondensed'" style:font-family-generic="swiss" style:font-pitch="variable"/>
    </style:style>
    <style:style style:name="P4" style:family="paragraph">
      <style:paragraph-properties fo:text-align="center"/>
      <style:text-properties fo:font-family="'Bahnschrift Light SemiCondensed'" style:font-family-generic="swiss" style:font-pitch="variable"/>
    </style:style>
    <style:style style:name="P5" style:family="paragraph">
      <style:paragraph-properties fo:text-align="center"/>
      <style:text-properties fo:font-family="'Bahnschrift Light SemiCondensed'" style:font-family-generic="swiss" style:font-pitch="variable"/>
    </style:style>
    <style:style style:name="P6" style:family="paragraph">
      <style:text-properties fo:font-family="'Bahnschrift Light SemiCondensed'" style:font-family-generic="swiss" style:font-pitch="variable" fo:font-size="26pt" fo:font-weight="bold" style:font-size-asian="26pt" style:font-size-complex="26pt"/>
    </style:style>
    <style:style style:name="T1" style:family="text">
      <style:text-properties fo:color="#ffffff"/>
    </style:style>
    <style:style style:name="T2" style:family="text">
      <style:text-properties fo:font-family="'Bahnschrift Light SemiCondensed'" style:font-family-generic="swiss" style:font-pitch="variable"/>
    </style:style>
    <style:style style:name="T3" style:family="text">
      <style:text-properties fo:font-family="'Bahnschrift Light SemiCondensed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1" draw:layer="layout" svg:width="6.318cm" svg:height="6.318cm" svg:x="18.145cm" svg:y="4.302cm">
          <draw:image xlink:href="Pictures/100002010000020000000200CEEDDAC4.png" xlink:type="simple" xlink:show="embed" xlink:actuate="onLoad">
            <text:p/>
          </draw:image>
        </draw:frame>
        <draw:frame draw:style-name="gr1" draw:text-style-name="P1" draw:layer="layout" svg:width="6.477cm" svg:height="6.35cm" svg:x="3.667cm" svg:y="3.794cm">
          <draw:image xlink:href="Pictures/100002010000020000000200F4AFE758.png" xlink:type="simple" xlink:show="embed" xlink:actuate="onLoad">
            <text:p/>
          </draw:image>
        </draw:frame>
        <draw:rect draw:style-name="gr2" draw:text-style-name="P1" draw:layer="layout" svg:width="8.509cm" svg:height="8.509cm" svg:x="2.27cm" svg:y="11.541cm">
          <text:p/>
        </draw:rect>
        <draw:rect draw:style-name="gr2" draw:text-style-name="P1" draw:layer="layout" svg:width="8.509cm" svg:height="8.523cm" svg:x="17.383cm" svg:y="11.555cm">
          <text:p/>
        </draw:rect>
        <draw:rect draw:style-name="gr3" draw:text-style-name="P2" draw:layer="layout" svg:width="6.096cm" svg:height="2.54cm" svg:x="3.413cm" svg:y="12.43cm">
          <text:p text:style-name="P1"><text:span text:style-name="T1">Ground Service 1</text:span></text:p>
        </draw:rect>
        <draw:rect draw:style-name="gr3" draw:text-style-name="P2" draw:layer="layout" svg:width="6.096cm" svg:height="2.54cm" svg:x="3.413cm" svg:y="16.367cm">
          <text:p text:style-name="P1"><text:span text:style-name="T1">Ground Service 2</text:span></text:p>
        </draw:rect>
        <draw:frame draw:style-name="gr4" draw:text-style-name="P3" draw:layer="layout" svg:width="5.969cm" svg:height="1.675cm" svg:x="3.667cm" svg:y="10.374cm">
          <draw:text-box>
            <text:p><text:span text:style-name="T2">Ground Station(s) </text:span></text:p>
          </draw:text-box>
        </draw:frame>
        <draw:frame draw:style-name="gr1" draw:text-style-name="P1" draw:layer="layout" svg:width="7.855cm" svg:height="0.44cm" svg:x="2.67cm" svg:y="11.863cm">
          <draw:image xlink:href="Pictures/10000201000004640000003F3D9B3E58.png" xlink:type="simple" xlink:show="embed" xlink:actuate="onLoad">
            <text:p/>
          </draw:image>
        </draw:frame>
        <draw:frame draw:style-name="gr5" draw:text-style-name="P3" draw:layer="layout" svg:width="2.794cm" svg:height="1.016cm" svg:x="20.558cm" svg:y="10.398cm">
          <draw:text-box>
            <text:p><text:span text:style-name="T2">Satellite</text:span></text:p>
          </draw:text-box>
        </draw:frame>
        <draw:frame draw:style-name="gr6" draw:text-style-name="P3" draw:layer="layout" svg:width="1.905cm" svg:height="1.143cm" svg:x="21.032cm" svg:y="11.772cm">
          <draw:text-box>
            <text:p><text:span text:style-name="T2">JVM</text:span></text:p>
          </draw:text-box>
        </draw:frame>
        <draw:rect draw:style-name="gr2" draw:text-style-name="P1" draw:layer="layout" svg:width="7.746cm" svg:height="6.125cm" svg:x="17.764cm" svg:y="11.893cm">
          <text:p/>
        </draw:rect>
        <draw:rect draw:style-name="gr7" draw:text-style-name="P4" draw:layer="layout" svg:width="7.746cm" svg:height="1.398cm" svg:x="17.845cm" svg:y="18.399cm">
          <text:p text:style-name="P1"><text:span text:style-name="T2">Devices</text:span></text:p>
        </draw:rect>
        <draw:rect draw:style-name="gr8" draw:text-style-name="P5" draw:layer="layout" svg:width="7.112cm" svg:height="1.525cm" svg:x="18.145cm" svg:y="16.113cm">
          <text:p text:style-name="P5"><text:span text:style-name="T3">Supervisor</text:span></text:p>
        </draw:rect>
        <draw:rect draw:style-name="gr9" draw:text-style-name="P5" draw:layer="layout" svg:width="7.112cm" svg:height="1.016cm" svg:x="18.145cm" svg:y="14.716cm">
          <text:p text:style-name="P5"><text:span text:style-name="T3">Space App 2</text:span></text:p>
        </draw:rect>
        <draw:frame draw:style-name="gr1" draw:text-style-name="P1" draw:layer="layout" svg:width="6.802cm" svg:height="0.381cm" svg:x="18.272cm" svg:y="12.684cm">
          <draw:image xlink:href="Pictures/10000201000004640000003F3D9B3E58.png" xlink:type="simple" xlink:show="embed" xlink:actuate="onLoad">
            <text:p/>
          </draw:image>
        </draw:frame>
        <draw:rect draw:style-name="gr9" draw:text-style-name="P5" draw:layer="layout" svg:width="7.112cm" svg:height="1.016cm" svg:x="18.018cm" svg:y="13.446cm">
          <text:p text:style-name="P5"><text:span text:style-name="T3">Space App 1</text:span></text:p>
        </draw:rect>
        <draw:line draw:style-name="gr10" draw:text-style-name="P1" draw:layer="layout" svg:x1="10.906cm" svg:y1="15.859cm" svg:x2="17.256cm" svg:y2="15.859cm">
          <text:p/>
        </draw:line>
        <draw:frame draw:style-name="gr11" draw:text-style-name="P6" draw:layer="layout" svg:width="18.415cm" svg:height="2.461cm" svg:x="5.826cm" svg:y="1.587cm">
          <draw:text-box>
            <text:p text:style-name="P6">Current Nanosat MO Framework Architecture</text:p>
          </draw:text-box>
        </draw:frame>
        <draw:line draw:style-name="gr12" draw:text-style-name="P1" draw:layer="layout" svg:x1="21.828cm" svg:y1="17.383cm" svg:x2="21.828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marker draw:name="Arrow" svg:viewBox="0 0 20 30" svg:d="M10 0l-10 30h20z"/>
    <draw:marker draw:name="Diamond" svg:viewBox="0 0 3000 6000" svg:d="M1500 0l1500 3000-1500 3000-1500-3000z"/>
    <draw:marker draw:name="Double_20_Arrow" draw:display-name="Double Arrow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328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5-24T16:32:55.11</meta:creation-date>
    <meta:editing-duration>PT23M34S</meta:editing-duration>
    <meta:editing-cycles>5</meta:editing-cycles>
    <meta:generator>OpenOffice/4.1.7$Win32 OpenOffice.org_project/417m1$Build-9800</meta:generator>
    <meta:initial-creator>Δημήτρης Φωτίου</meta:initial-creator>
    <dc:date>2025-05-24T16:56:13.07</dc:date>
    <dc:creator>Δημήτρης Φωτίου</dc:creator>
    <meta:document-statistic meta:object-count="19"/>
  </office:meta>
</office:document-meta>
</file>